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4" office:value-type="float" office:value="3">
            <text:p>3</text:p>
          </table:table-cell>
          <table:table-cell>
            <draw:frame table:end-cell-address="Tabelle1.I18" table:end-x="1.193cm" table:end-y="0.141cm" draw:z-index="2" draw:style-name="gr1" svg:width="7.999cm" svg:height="6.999cm" svg:x="2.227cm" svg:y="0.192cm">
              <draw:object draw:notify-on-update-of-ranges="Tabelle1.A1:Tabelle1.A12 Tabelle1.B1:Tabelle1.B12 Tabelle1.C1:Tabelle1.C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 office:value-type="float" office:value="3">
            <text:p>3</text:p>
          </table:table-cell>
          <table:table-cell/>
        </table:table-row>
        <table:table-row table:style-name="ro1">
          <table:table-cell/>
          <table:table-cell table:style-name="ce1"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4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4" office:value-type="float" office:value="4">
            <text:p>4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Tabelle1.I35" table:end-x="1.193cm" table:end-y="0.349cm" draw:z-index="0" draw:style-name="gr1" svg:width="7.999cm" svg:height="6.999cm" svg:x="2.227cm" svg:y="0.4cm">
              <draw:object draw:notify-on-update-of-ranges="Tabelle1.A1:Tabelle1.A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>
            <draw:frame table:end-cell-address="Tabelle1.E36" table:end-x="1.945cm" table:end-y="0.165cm" draw:z-index="1" draw:style-name="gr1" svg:width="7.999cm" svg:height="6.999cm" svg:x="0.72cm" svg:y="0.216cm">
              <draw:object draw:notify-on-update-of-ranges="Tabelle1.A1:Tabelle1.A12 Tabelle1.B1:Tabelle1.B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21.11.2010</text:date>, <text:time>14:37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1T14:02:03</meta:creation-date>
    <dc:date>2010-11-21T14:37:21</dc:date>
    <meta:editing-duration>PT00H35M19S</meta:editing-duration>
    <meta:editing-cycles>6</meta:editing-cycles>
    <meta:generator>OpenOffice.org/3.0$Unix OpenOffice.org_project/300m9$Build-9358</meta:generator>
    <meta:document-statistic meta:table-count="3" meta:cell-count="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7cm" svg:y="3.218cm" chart:style-name="ch2"/>
        <chart:plot-area chart:style-name="ch3" table:cell-range-address="Tabelle1.A1:Tabelle1.A12" svg:x="0.16cm" svg:y="0.14cm" svg:width="5.8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1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Tabelle1.A1:Tabelle1.A12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7cm" svg:y="3.031cm" chart:style-name="ch2"/>
        <chart:plot-area chart:style-name="ch3" table:cell-range-address="Tabelle1.A1:Tabelle1.B12" svg:x="0.16cm" svg:y="0.14cm" svg:width="5.8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12" chart:class="chart:line">
            <chart:data-point chart:repeated="12"/>
          </chart:series>
          <chart:series chart:style-name="ch7" chart:values-cell-range-address="Tabelle1.B1:Tabelle1.B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Tabelle1.A1:Tabelle1.A12">3</text:p>
              </table:table-cell>
              <table:table-cell office:value-type="float" office:value="3">
                <text:p text:id="Tabelle1.B1:Tabelle1.B12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48cm" svg:y="2.843cm" chart:style-name="ch2"/>
        <chart:plot-area chart:style-name="ch3" table:cell-range-address="Tabelle1.A1:Tabelle1.C12" svg:x="0.16cm" svg:y="0.14cm" svg:width="5.828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1:Tabelle1.A12" chart:class="chart:line">
            <chart:data-point chart:repeated="12"/>
          </chart:series>
          <chart:series chart:style-name="ch7" chart:values-cell-range-address="Tabelle1.B1:Tabelle1.B12" chart:class="chart:line">
            <chart:data-point chart:repeated="12"/>
          </chart:series>
          <chart:series chart:style-name="ch8" chart:values-cell-range-address="Tabelle1.C1:Tabelle1.C1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 text:id="Tabelle1.A1:Tabelle1.A12">3</text:p>
              </table:table-cell>
              <table:table-cell office:value-type="float" office:value="3">
                <text:p text:id="Tabelle1.B1:Tabelle1.B12">3</text:p>
              </table:table-cell>
              <table:table-cell office:value-type="float" office:value="3">
                <text:p text:id="Tabelle1.C1:Tabelle1.C12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